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119673</text:p>
          </table:table-cell>
          <table:table-cell office:value-type="string" calcext:value-type="string">
            <text:p>2019-10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3368" calcext:value-type="float">
            <text:p>25.63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73</text:p>
          </table:table-cell>
          <table:table-cell office:value-type="string" calcext:value-type="string">
            <text:p>2019-04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1072" calcext:value-type="float">
            <text:p>24.81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73</text:p>
          </table:table-cell>
          <table:table-cell office:value-type="string" calcext:value-type="string">
            <text:p>2018-04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6992" calcext:value-type="float">
            <text:p>7.93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73</text:p>
          </table:table-cell>
          <table:table-cell office:value-type="string" calcext:value-type="string">
            <text:p>2017-09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408" calcext:value-type="float">
            <text:p>21.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73</text:p>
          </table:table-cell>
          <table:table-cell office:value-type="string" calcext:value-type="string">
            <text:p>2017-03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888" calcext:value-type="float">
            <text:p>24.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73</text:p>
          </table:table-cell>
          <table:table-cell office:value-type="string" calcext:value-type="string">
            <text:p>2016-1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6312" calcext:value-type="float">
            <text:p>24.96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73</text:p>
          </table:table-cell>
          <table:table-cell office:value-type="string" calcext:value-type="string">
            <text:p>2016-02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364" calcext:value-type="float">
            <text:p>24.5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73</text:p>
          </table:table-cell>
          <table:table-cell office:value-type="string" calcext:value-type="string">
            <text:p>2015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844" calcext:value-type="float">
            <text:p>27.58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73</text:p>
          </table:table-cell>
          <table:table-cell office:value-type="string" calcext:value-type="string">
            <text:p>2012-10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9276" calcext:value-type="float">
            <text:p>25.892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73</text:p>
          </table:table-cell>
          <table:table-cell office:value-type="string" calcext:value-type="string">
            <text:p>2010-10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93344" calcext:value-type="float">
            <text:p>25.993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73</text:p>
          </table:table-cell>
          <table:table-cell office:value-type="string" calcext:value-type="string">
            <text:p>2009-1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27584" calcext:value-type="float">
            <text:p>25.627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73</text:p>
          </table:table-cell>
          <table:table-cell office:value-type="string" calcext:value-type="string">
            <text:p>2008-10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20648" calcext:value-type="float">
            <text:p>26.520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73</text:p>
          </table:table-cell>
          <table:table-cell office:value-type="string" calcext:value-type="string">
            <text:p>2007-10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8024" calcext:value-type="float">
            <text:p>24.78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73</text:p>
          </table:table-cell>
          <table:table-cell office:value-type="string" calcext:value-type="string">
            <text:p>2006-10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1448" calcext:value-type="float">
            <text:p>24.41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73</text:p>
          </table:table-cell>
          <table:table-cell office:value-type="string" calcext:value-type="string">
            <text:p>2003-10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46128" calcext:value-type="float">
            <text:p>24.646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73</text:p>
          </table:table-cell>
          <table:table-cell office:value-type="string" calcext:value-type="string">
            <text:p>2002-10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86664" calcext:value-type="float">
            <text:p>25.886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73</text:p>
          </table:table-cell>
          <table:table-cell office:value-type="string" calcext:value-type="string">
            <text:p>2001-10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5184" calcext:value-type="float">
            <text:p>26.15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73</text:p>
          </table:table-cell>
          <table:table-cell office:value-type="string" calcext:value-type="string">
            <text:p>2000-10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6896" calcext:value-type="float">
            <text:p>25.96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73</text:p>
          </table:table-cell>
          <table:table-cell office:value-type="string" calcext:value-type="string">
            <text:p>1999-10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4412" calcext:value-type="float">
            <text:p>25.344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73</text:p>
          </table:table-cell>
          <table:table-cell office:value-type="string" calcext:value-type="string">
            <text:p>1998-10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4976" calcext:value-type="float">
            <text:p>24.74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73</text:p>
          </table:table-cell>
          <table:table-cell office:value-type="string" calcext:value-type="string">
            <text:p>1997-10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4872" calcext:value-type="float">
            <text:p>24.04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73</text:p>
          </table:table-cell>
          <table:table-cell office:value-type="string" calcext:value-type="string">
            <text:p>1996-10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99624" calcext:value-type="float">
            <text:p>22.89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73</text:p>
          </table:table-cell>
          <table:table-cell office:value-type="string" calcext:value-type="string">
            <text:p>1995-10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65056" calcext:value-type="float">
            <text:p>22.165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73</text:p>
          </table:table-cell>
          <table:table-cell office:value-type="string" calcext:value-type="string">
            <text:p>1994-10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26144" calcext:value-type="float">
            <text:p>21.726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73</text:p>
          </table:table-cell>
          <table:table-cell office:value-type="string" calcext:value-type="string">
            <text:p>1993-1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14536" calcext:value-type="float">
            <text:p>21.814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73</text:p>
          </table:table-cell>
          <table:table-cell office:value-type="string" calcext:value-type="string">
            <text:p>1993-04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34704" calcext:value-type="float">
            <text:p>21.634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73</text:p>
          </table:table-cell>
          <table:table-cell office:value-type="string" calcext:value-type="string">
            <text:p>1992-10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23808" calcext:value-type="float">
            <text:p>21.323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73</text:p>
          </table:table-cell>
          <table:table-cell office:value-type="string" calcext:value-type="string">
            <text:p>1992-04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61096" calcext:value-type="float">
            <text:p>20.961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73</text:p>
          </table:table-cell>
          <table:table-cell office:value-type="string" calcext:value-type="string">
            <text:p>1991-10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40216" calcext:value-type="float">
            <text:p>21.540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73</text:p>
          </table:table-cell>
          <table:table-cell office:value-type="string" calcext:value-type="string">
            <text:p>1991-04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3036" calcext:value-type="float">
            <text:p>21.93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73</text:p>
          </table:table-cell>
          <table:table-cell office:value-type="string" calcext:value-type="string">
            <text:p>1990-10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48448" calcext:value-type="float">
            <text:p>20.348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73</text:p>
          </table:table-cell>
          <table:table-cell office:value-type="string" calcext:value-type="string">
            <text:p>1990-04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99552" calcext:value-type="float">
            <text:p>20.799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73</text:p>
          </table:table-cell>
          <table:table-cell office:value-type="string" calcext:value-type="string">
            <text:p>1989-10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9488" calcext:value-type="float">
            <text:p>19.99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73</text:p>
          </table:table-cell>
          <table:table-cell office:value-type="string" calcext:value-type="string">
            <text:p>1989-04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58632" calcext:value-type="float">
            <text:p>21.058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73</text:p>
          </table:table-cell>
          <table:table-cell office:value-type="string" calcext:value-type="string">
            <text:p>1988-10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15576" calcext:value-type="float">
            <text:p>22.515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73</text:p>
          </table:table-cell>
          <table:table-cell office:value-type="string" calcext:value-type="string">
            <text:p>1988-04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04096" calcext:value-type="float">
            <text:p>22.104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73</text:p>
          </table:table-cell>
          <table:table-cell office:value-type="string" calcext:value-type="string">
            <text:p>1987-10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76536" calcext:value-type="float">
            <text:p>22.576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73</text:p>
          </table:table-cell>
          <table:table-cell office:value-type="string" calcext:value-type="string">
            <text:p>1987-04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3036" calcext:value-type="float">
            <text:p>21.93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73</text:p>
          </table:table-cell>
          <table:table-cell office:value-type="string" calcext:value-type="string">
            <text:p>1986-10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932" calcext:value-type="float">
            <text:p>21.79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73</text:p>
          </table:table-cell>
          <table:table-cell office:value-type="string" calcext:value-type="string">
            <text:p>1986-04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44432" calcext:value-type="float">
            <text:p>21.744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73</text:p>
          </table:table-cell>
          <table:table-cell office:value-type="string" calcext:value-type="string">
            <text:p>1985-1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4936" calcext:value-type="float">
            <text:p>21.54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73</text:p>
          </table:table-cell>
          <table:table-cell office:value-type="string" calcext:value-type="string">
            <text:p>1985-05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884" calcext:value-type="float">
            <text:p>21.48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73</text:p>
          </table:table-cell>
          <table:table-cell office:value-type="string" calcext:value-type="string">
            <text:p>1984-04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35416" calcext:value-type="float">
            <text:p>21.235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73</text:p>
          </table:table-cell>
          <table:table-cell office:value-type="string" calcext:value-type="string">
            <text:p>1984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2556" calcext:value-type="float">
            <text:p>21.625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673</text:p>
          </table:table-cell>
          <table:table-cell office:value-type="string" calcext:value-type="string">
            <text:p>1983-1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37168" calcext:value-type="float">
            <text:p>21.537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2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61" meta:object-count="0"/>
    <meta:user-defined meta:name="AppVersion">3.0</meta:user-defined>
  </office:meta>
</office:document-meta>
</file>